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5.000625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yield_price</text:p>
          </table:table-cell>
          <table:table-cell office:value-type="string" table:style-name="ce3">
            <text:p>yield_treasury_bonds</text:p>
          </table:table-cell>
          <table:table-cell office:value-type="string" table:style-name="ce3">
            <text:p>yield_price_squared</text:p>
          </table:table-cell>
          <table:table-cell office:value-type="string" table:style-name="ce3">
            <text:p>yield_treasury_bonds_squared</text:p>
          </table:table-cell>
          <table:table-cell table:number-columns-repeated="4" table:style-name="ce1"/>
          <table:table-cell office:value-type="string" table:style-name="ce4">
            <text:p>Air Liquide</text:p>
          </table:table-cell>
          <table:table-cell office:value-type="string" table:style-name="ce4">
            <text:p>Treasury bonds</text:p>
          </table:table-cell>
          <table:table-cell table:number-columns-repeated="16373"/>
        </table:table-row>
        <table:table-row table:style-name="ro2">
          <table:table-cell office:value-type="float" office:value="1988" table:style-name="ce5">
            <text:p>1988</text:p>
          </table:table-cell>
          <table:table-cell office:value-type="float" office:value="-0.22198999999999999" table:style-name="ce6">
            <text:p>-0,22199</text:p>
          </table:table-cell>
          <table:table-cell office:value-type="float" office:value="0.08" table:style-name="ce6">
            <text:p>0,08</text:p>
          </table:table-cell>
          <table:table-cell office:value-type="float" office:value="4.9279560099999994E-2" table:formula="of:=[.B2]^2" table:style-name="ce7">
            <text:p>0,04927956</text:p>
          </table:table-cell>
          <table:table-cell office:value-type="float" office:value="6.4000000000000003E-3" table:formula="of:=[.C2]^2" table:style-name="ce7">
            <text:p>0,0064</text:p>
          </table:table-cell>
          <table:table-cell table:number-columns-repeated="3" table:style-name="ce1"/>
          <table:table-cell office:value-type="string" table:style-name="ce8">
            <text:p>realized volatility per asset</text:p>
          </table:table-cell>
          <table:table-cell office:value-type="float" office:value="0.59313497296100004" table:formula="of:=SUM([.D2:.D36])" table:style-name="ce9">
            <text:p>0,593134973</text:p>
          </table:table-cell>
          <table:table-cell office:value-type="float" office:value="6.4425780996000021E-2" table:formula="of:=SUM([.E2:.E36])" table:style-name="ce9">
            <text:p>0,064425781</text:p>
          </table:table-cell>
          <table:table-cell table:number-columns-repeated="16373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float" office:value="0.25143199999999999" table:style-name="ce10">
            <text:p>0,251432</text:p>
          </table:table-cell>
          <table:table-cell office:value-type="float" office:value="7.8E-2" table:style-name="ce10">
            <text:p>0,078</text:p>
          </table:table-cell>
          <table:table-cell office:value-type="float" office:value="6.3218050623999988E-2" table:formula="of:=[.B3]^2" table:style-name="ce7">
            <text:p>0,063218051</text:p>
          </table:table-cell>
          <table:table-cell office:value-type="float" office:value="6.084E-3" table:formula="of:=[.C3]^2" table:style-name="ce7">
            <text:p>0,006084</text:p>
          </table:table-cell>
          <table:table-cell table:number-columns-repeated="3" table:style-name="ce1"/>
          <table:table-cell office:value-type="string" table:style-name="ce8">
            <text:p>Weights</text:p>
          </table:table-cell>
          <table:table-cell office:value-type="float" office:value="0.5" table:style-name="ce9">
            <text:p>0,5</text:p>
          </table:table-cell>
          <table:table-cell office:value-type="float" office:value="0.5" table:style-name="ce9">
            <text:p>0,5</text:p>
          </table:table-cell>
          <table:table-cell table:number-columns-repeated="16373"/>
        </table:table-row>
        <table:table-row table:style-name="ro2">
          <table:table-cell office:value-type="float" office:value="1990" table:style-name="ce5">
            <text:p>1990</text:p>
          </table:table-cell>
          <table:table-cell office:value-type="float" office:value="0.125502" table:style-name="ce6">
            <text:p>0,125502</text:p>
          </table:table-cell>
          <table:table-cell office:value-type="float" office:value="7.4999999999999997E-2" table:style-name="ce6">
            <text:p>0,075</text:p>
          </table:table-cell>
          <table:table-cell office:value-type="float" office:value="1.5750752004000002E-2" table:formula="of:=[.B4]^2" table:style-name="ce7">
            <text:p>0,015750752</text:p>
          </table:table-cell>
          <table:table-cell office:value-type="float" office:value="5.6249999999999998E-3" table:formula="of:=[.C4]^2" table:style-name="ce7">
            <text:p>0,005625</text:p>
          </table:table-cell>
          <table:table-cell table:number-columns-repeated="3" table:style-name="ce1"/>
          <table:table-cell office:value-type="string" table:style-name="ce8">
            <text:p>portfolio realized volatility</text:p>
          </table:table-cell>
          <table:table-cell office:value-type="float" office:value="0.16439018848925002" table:formula="of:=[.J2]*([.J3]^2)+[.K2]*([.K3]^2)" table:number-columns-spanned="2" table:number-rows-spanned="1" table:style-name="ce11">
            <text:p>0,164390188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float" office:value="3.5450000000000002E-2" table:style-name="ce10">
            <text:p>0,03545</text:p>
          </table:table-cell>
          <table:table-cell office:value-type="float" office:value="7.1999999999999995E-2" table:style-name="ce10">
            <text:p>0,072</text:p>
          </table:table-cell>
          <table:table-cell office:value-type="float" office:value="1.2567025000000001E-3" table:formula="of:=[.B5]^2" table:style-name="ce7">
            <text:p>0,001256703</text:p>
          </table:table-cell>
          <table:table-cell office:value-type="float" office:value="5.1839999999999994E-3" table:formula="of:=[.C5]^2" table:style-name="ce7">
            <text:p>0,005184</text:p>
          </table:table-cell>
          <table:table-cell table:number-columns-repeated="3" table:style-name="ce1"/>
          <table:table-cell office:value-type="string" table:style-name="ce8">
            <text:p>Risk</text:p>
          </table:table-cell>
          <table:table-cell office:value-type="float" office:value="0.40545059932037347" table:formula="of:=SQRT([.J4])" table:number-columns-spanned="2" table:number-rows-spanned="1" table:style-name="ce11">
            <text:p>0,405450599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2" table:style-name="ce5">
            <text:p>1992</text:p>
          </table:table-cell>
          <table:table-cell office:value-type="float" office:value="0.14435200000000001" table:style-name="ce6">
            <text:p>0,144352</text:p>
          </table:table-cell>
          <table:table-cell office:value-type="float" office:value="6.9000000000000006E-2" table:style-name="ce6">
            <text:p>0,069</text:p>
          </table:table-cell>
          <table:table-cell office:value-type="float" office:value="2.0837499904000002E-2" table:formula="of:=[.B6]^2" table:style-name="ce7">
            <text:p>0,0208375</text:p>
          </table:table-cell>
          <table:table-cell office:value-type="float" office:value="4.7610000000000005E-3" table:formula="of:=[.C6]^2" table:style-name="ce7">
            <text:p>0,004761</text:p>
          </table:table-cell>
          <table:table-cell table:number-columns-repeated="16379" table:style-name="ce1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float" office:value="9.6432000000000004E-2" table:style-name="ce10">
            <text:p>0,096432</text:p>
          </table:table-cell>
          <table:table-cell office:value-type="float" office:value="6.7000000000000004E-2" table:style-name="ce10">
            <text:p>0,067</text:p>
          </table:table-cell>
          <table:table-cell office:value-type="float" office:value="9.2991306240000002E-3" table:formula="of:=[.B7]^2" table:style-name="ce7">
            <text:p>0,009299131</text:p>
          </table:table-cell>
          <table:table-cell office:value-type="float" office:value="4.4890000000000008E-3" table:formula="of:=[.C7]^2" table:style-name="ce7">
            <text:p>0,004489</text:p>
          </table:table-cell>
          <table:table-cell table:number-columns-repeated="16379" table:style-name="ce1"/>
        </table:table-row>
        <table:table-row table:style-name="ro2">
          <table:table-cell office:value-type="float" office:value="1994" table:style-name="ce5">
            <text:p>1994</text:p>
          </table:table-cell>
          <table:table-cell office:value-type="float" office:value="5.6378999999999999E-2" table:style-name="ce6">
            <text:p>0,056379</text:p>
          </table:table-cell>
          <table:table-cell office:value-type="float" office:value="6.5000000000000002E-2" table:style-name="ce6">
            <text:p>0,065</text:p>
          </table:table-cell>
          <table:table-cell office:value-type="float" office:value="3.1785916409999997E-3" table:formula="of:=[.B8]^2" table:style-name="ce7">
            <text:p>0,003178592</text:p>
          </table:table-cell>
          <table:table-cell office:value-type="float" office:value="4.2250000000000005E-3" table:formula="of:=[.C8]^2" table:style-name="ce7">
            <text:p>0,0042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float" office:value="5.1117000000000003E-2" table:style-name="ce10">
            <text:p>0,051117</text:p>
          </table:table-cell>
          <table:table-cell office:value-type="float" office:value="0.06" table:style-name="ce10">
            <text:p>0,06</text:p>
          </table:table-cell>
          <table:table-cell office:value-type="float" office:value="2.6129476890000003E-3" table:formula="of:=[.B9]^2" table:style-name="ce7">
            <text:p>0,002612948</text:p>
          </table:table-cell>
          <table:table-cell office:value-type="float" office:value="3.5999999999999999E-3" table:formula="of:=[.C9]^2" table:style-name="ce7">
            <text:p>0,0036</text:p>
          </table:table-cell>
          <table:table-cell table:number-columns-repeated="16379" table:style-name="ce1"/>
        </table:table-row>
        <table:table-row table:style-name="ro2">
          <table:table-cell office:value-type="float" office:value="1996" table:style-name="ce5">
            <text:p>1996</text:p>
          </table:table-cell>
          <table:table-cell office:value-type="float" office:value="0.13827100000000001" table:style-name="ce6">
            <text:p>0,138271</text:p>
          </table:table-cell>
          <table:table-cell office:value-type="float" office:value="6.2E-2" table:style-name="ce6">
            <text:p>0,062</text:p>
          </table:table-cell>
          <table:table-cell office:value-type="float" office:value="1.9118869441000001E-2" table:formula="of:=[.B10]^2" table:style-name="ce7">
            <text:p>0,019118869</text:p>
          </table:table-cell>
          <table:table-cell office:value-type="float" office:value="3.8439999999999998E-3" table:formula="of:=[.C10]^2" table:style-name="ce7">
            <text:p>0,003844</text:p>
          </table:table-cell>
          <table:table-cell table:number-columns-repeated="16379" table:style-name="ce1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float" office:value="0.11062" table:style-name="ce10">
            <text:p>0,11062</text:p>
          </table:table-cell>
          <table:table-cell office:value-type="float" office:value="5.5E-2" table:style-name="ce10">
            <text:p>0,055</text:p>
          </table:table-cell>
          <table:table-cell office:value-type="float" office:value="1.2236784399999999E-2" table:formula="of:=[.B11]^2" table:style-name="ce7">
            <text:p>0,012236784</text:p>
          </table:table-cell>
          <table:table-cell office:value-type="float" office:value="3.0249999999999999E-3" table:formula="of:=[.C11]^2" table:style-name="ce7">
            <text:p>0,003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8" table:style-name="ce5">
            <text:p>1998</text:p>
          </table:table-cell>
          <table:table-cell office:value-type="float" office:value="0.129158" table:style-name="ce6">
            <text:p>0,129158</text:p>
          </table:table-cell>
          <table:table-cell office:value-type="float" office:value="0.05" table:style-name="ce6">
            <text:p>0,05</text:p>
          </table:table-cell>
          <table:table-cell office:value-type="float" office:value="1.6681788963999997E-2" table:formula="of:=[.B12]^2" table:style-name="ce7">
            <text:p>0,016681789</text:p>
          </table:table-cell>
          <table:table-cell office:value-type="float" office:value="2.5000000000000005E-3" table:formula="of:=[.C12]^2" table:style-name="ce7">
            <text:p>0,0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float" office:value="4.7399999999999998E-2" table:style-name="ce10">
            <text:p>0,0474</text:p>
          </table:table-cell>
          <table:table-cell office:value-type="float" office:value="3.4099999999999998E-2" table:style-name="ce10">
            <text:p>0,0341</text:p>
          </table:table-cell>
          <table:table-cell office:value-type="float" office:value="2.24676E-3" table:formula="of:=[.B13]^2" table:style-name="ce7">
            <text:p>0,00224676</text:p>
          </table:table-cell>
          <table:table-cell office:value-type="float" office:value="1.1628099999999998E-3" table:formula="of:=[.C13]^2" table:style-name="ce7">
            <text:p>0,00116281</text:p>
          </table:table-cell>
          <table:table-cell table:number-columns-repeated="16379" table:style-name="ce1"/>
        </table:table-row>
        <table:table-row table:style-name="ro2">
          <table:table-cell office:value-type="float" office:value="2000" table:style-name="ce5">
            <text:p>2000</text:p>
          </table:table-cell>
          <table:table-cell office:value-type="float" office:value="4.3742000000000003E-2" table:style-name="ce6">
            <text:p>0,043742</text:p>
          </table:table-cell>
          <table:table-cell office:value-type="float" office:value="7.0000000000000001E-3" table:style-name="ce6">
            <text:p>0,007</text:p>
          </table:table-cell>
          <table:table-cell office:value-type="float" office:value="1.9133625640000002E-3" table:formula="of:=[.B14]^2" table:style-name="ce7">
            <text:p>0,001913363</text:p>
          </table:table-cell>
          <table:table-cell office:value-type="float" office:value="4.9000000000000005E-5" table:formula="of:=[.C14]^2" table:style-name="ce7">
            <text:p>0,000049</text:p>
          </table:table-cell>
          <table:table-cell table:number-columns-repeated="16379" table:style-name="ce1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float" office:value="0.120402" table:style-name="ce10">
            <text:p>0,120402</text:p>
          </table:table-cell>
          <table:table-cell office:value-type="float" office:value="3.2800000000000003E-2" table:style-name="ce10">
            <text:p>0,0328</text:p>
          </table:table-cell>
          <table:table-cell office:value-type="float" office:value="1.4496641603999999E-2" table:formula="of:=[.B15]^2" table:style-name="ce7">
            <text:p>0,014496642</text:p>
          </table:table-cell>
          <table:table-cell office:value-type="float" office:value="1.0758400000000002E-3" table:formula="of:=[.C15]^2" table:style-name="ce7">
            <text:p>0,00107584</text:p>
          </table:table-cell>
          <table:table-cell table:number-columns-repeated="16379" table:style-name="ce1"/>
        </table:table-row>
        <table:table-row table:style-name="ro2">
          <table:table-cell office:value-type="float" office:value="2002" table:style-name="ce5">
            <text:p>2002</text:p>
          </table:table-cell>
          <table:table-cell office:value-type="float" office:value="1.077E-2" table:style-name="ce6">
            <text:p>0,01077</text:p>
          </table:table-cell>
          <table:table-cell office:value-type="float" office:value="3.3099999999999997E-2" table:style-name="ce6">
            <text:p>0,0331</text:p>
          </table:table-cell>
          <table:table-cell office:value-type="float" office:value="1.1599290000000001E-4" table:formula="of:=[.B16]^2" table:style-name="ce7">
            <text:p>0,000115993</text:p>
          </table:table-cell>
          <table:table-cell office:value-type="float" office:value="1.0956099999999999E-3" table:formula="of:=[.C16]^2" table:style-name="ce7">
            <text:p>0,00109561</text:p>
          </table:table-cell>
          <table:table-cell table:number-columns-repeated="16379" table:style-name="ce1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float" office:value="-8.9230000000000004E-2" table:style-name="ce10">
            <text:p>-0,08923</text:p>
          </table:table-cell>
          <table:table-cell office:value-type="float" office:value="2.4500000000000001E-2" table:style-name="ce10">
            <text:p>0,0245</text:p>
          </table:table-cell>
          <table:table-cell office:value-type="float" office:value="7.9619929000000009E-3" table:formula="of:=[.B17]^2" table:style-name="ce7">
            <text:p>0,007961993</text:p>
          </table:table-cell>
          <table:table-cell office:value-type="float" office:value="6.0025000000000009E-4" table:formula="of:=[.C17]^2" table:style-name="ce7">
            <text:p>0,00060025</text:p>
          </table:table-cell>
          <table:table-cell table:number-columns-repeated="16379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float" office:value="0.10569000000000001" table:style-name="ce6">
            <text:p>0,10569</text:p>
          </table:table-cell>
          <table:table-cell office:value-type="float" office:value="2.3699999999999999E-2" table:style-name="ce6">
            <text:p>0,0237</text:p>
          </table:table-cell>
          <table:table-cell office:value-type="float" office:value="1.1170376100000001E-2" table:formula="of:=[.B18]^2" table:style-name="ce7">
            <text:p>0,011170376</text:p>
          </table:table-cell>
          <table:table-cell office:value-type="float" office:value="5.6169E-4" table:formula="of:=[.C18]^2" table:style-name="ce7">
            <text:p>0,00056169</text:p>
          </table:table-cell>
          <table:table-cell table:number-columns-repeated="16379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float" office:value="9.5283000000000007E-2" table:style-name="ce10">
            <text:p>0,095283</text:p>
          </table:table-cell>
          <table:table-cell office:value-type="float" office:value="4.2099999999999999E-2" table:style-name="ce10">
            <text:p>0,0421</text:p>
          </table:table-cell>
          <table:table-cell office:value-type="float" office:value="9.0788500890000012E-3" table:formula="of:=[.B19]^2" table:style-name="ce7">
            <text:p>0,00907885</text:p>
          </table:table-cell>
          <table:table-cell office:value-type="float" office:value="1.7724099999999999E-3" table:formula="of:=[.C19]^2" table:style-name="ce7">
            <text:p>0,00177241</text:p>
          </table:table-cell>
          <table:table-cell table:number-columns-repeated="16379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float" office:value="0.18356700000000001" table:style-name="ce6">
            <text:p>0,183567</text:p>
          </table:table-cell>
          <table:table-cell office:value-type="float" office:value="2.9100000000000001E-2" table:style-name="ce6">
            <text:p>0,0291</text:p>
          </table:table-cell>
          <table:table-cell office:value-type="float" office:value="3.3696843489000004E-2" table:formula="of:=[.B20]^2" table:style-name="ce7">
            <text:p>0,033696843</text:p>
          </table:table-cell>
          <table:table-cell office:value-type="float" office:value="8.4681000000000003E-4" table:formula="of:=[.C20]^2" table:style-name="ce7">
            <text:p>0,00084681</text:p>
          </table:table-cell>
          <table:table-cell table:number-columns-repeated="16379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float" office:value="0.16180600000000001" table:style-name="ce10">
            <text:p>0,161806</text:p>
          </table:table-cell>
          <table:table-cell office:value-type="float" office:value="1.8749999999999999E-2" table:style-name="ce10">
            <text:p>0,01875</text:p>
          </table:table-cell>
          <table:table-cell office:value-type="float" office:value="2.6181181636E-2" table:formula="of:=[.B21]^2" table:style-name="ce7">
            <text:p>0,026181182</text:p>
          </table:table-cell>
          <table:table-cell office:value-type="float" office:value="3.5156249999999999E-4" table:formula="of:=[.C21]^2" table:style-name="ce7">
            <text:p>0,000351563</text:p>
          </table:table-cell>
          <table:table-cell table:number-columns-repeated="16379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float" office:value="-2.4679E-2" table:style-name="ce6">
            <text:p>-0,024679</text:p>
          </table:table-cell>
          <table:table-cell office:value-type="float" office:value="4.2342999999999999E-2" table:style-name="ce6">
            <text:p>0,042343</text:p>
          </table:table-cell>
          <table:table-cell office:value-type="float" office:value="6.0905304099999997E-4" table:formula="of:=[.B22]^2" table:style-name="ce7">
            <text:p>0,000609053</text:p>
          </table:table-cell>
          <table:table-cell office:value-type="float" office:value="1.792929649E-3" table:formula="of:=[.C22]^2" table:style-name="ce7">
            <text:p>0,00179293</text:p>
          </table:table-cell>
          <table:table-cell table:number-columns-repeated="16379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float" office:value="-0.187611" table:style-name="ce10">
            <text:p>-0,187611</text:p>
          </table:table-cell>
          <table:table-cell office:value-type="float" office:value="3.6488E-2" table:style-name="ce10">
            <text:p>0,036488</text:p>
          </table:table-cell>
          <table:table-cell office:value-type="float" office:value="3.5197887321000002E-2" table:formula="of:=[.B23]^2" table:style-name="ce7">
            <text:p>0,035197887</text:p>
          </table:table-cell>
          <table:table-cell office:value-type="float" office:value="1.331374144E-3" table:formula="of:=[.C23]^2" table:style-name="ce7">
            <text:p>0,001331374</text:p>
          </table:table-cell>
          <table:table-cell table:number-columns-repeated="16379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float" office:value="0.283385" table:style-name="ce6">
            <text:p>0,283385</text:p>
          </table:table-cell>
          <table:table-cell office:value-type="float" office:value="3.117E-2" table:style-name="ce6">
            <text:p>0,03117</text:p>
          </table:table-cell>
          <table:table-cell office:value-type="float" office:value="8.0307058225000005E-2" table:formula="of:=[.B24]^2" table:style-name="ce7">
            <text:p>0,080307058</text:p>
          </table:table-cell>
          <table:table-cell office:value-type="float" office:value="9.715689E-4" table:formula="of:=[.C24]^2" table:style-name="ce7">
            <text:p>0,000971569</text:p>
          </table:table-cell>
          <table:table-cell table:number-columns-repeated="16379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float" office:value="0.10231899999999999" table:style-name="ce10">
            <text:p>0,102319</text:p>
          </table:table-cell>
          <table:table-cell office:value-type="float" office:value="3.3210999999999997E-2" table:style-name="ce10">
            <text:p>0,033211</text:p>
          </table:table-cell>
          <table:table-cell office:value-type="float" office:value="1.0469177760999999E-2" table:formula="of:=[.B25]^2" table:style-name="ce7">
            <text:p>0,010469178</text:p>
          </table:table-cell>
          <table:table-cell office:value-type="float" office:value="1.1029705209999999E-3" table:formula="of:=[.C25]^2" table:style-name="ce7">
            <text:p>0,001102971</text:p>
          </table:table-cell>
          <table:table-cell table:number-columns-repeated="16379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float" office:value="6.9128999999999996E-2" table:style-name="ce6">
            <text:p>0,069129</text:p>
          </table:table-cell>
          <table:table-cell office:value-type="float" office:value="2.5360000000000001E-2" table:style-name="ce6">
            <text:p>0,02536</text:p>
          </table:table-cell>
          <table:table-cell office:value-type="float" office:value="4.7788186409999994E-3" table:formula="of:=[.B26]^2" table:style-name="ce7">
            <text:p>0,004778819</text:p>
          </table:table-cell>
          <table:table-cell office:value-type="float" office:value="6.4312960000000008E-4" table:formula="of:=[.C26]^2" table:style-name="ce7">
            <text:p>0,00064313</text:p>
          </table:table-cell>
          <table:table-cell table:number-columns-repeated="16379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float" office:value="7.3665999999999995E-2" table:style-name="ce10">
            <text:p>0,073666</text:p>
          </table:table-cell>
          <table:table-cell office:value-type="float" office:value="2.2044000000000001E-2" table:style-name="ce10">
            <text:p>0,022044</text:p>
          </table:table-cell>
          <table:table-cell office:value-type="float" office:value="5.4266795559999997E-3" table:formula="of:=[.B27]^2" table:style-name="ce7">
            <text:p>0,00542668</text:p>
          </table:table-cell>
          <table:table-cell office:value-type="float" office:value="4.8593793600000003E-4" table:formula="of:=[.C27]^2" table:style-name="ce7">
            <text:p>0,000485938</text:p>
          </table:table-cell>
          <table:table-cell table:number-columns-repeated="16379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float" office:value="4.9431000000000003E-2" table:style-name="ce6">
            <text:p>0,049431</text:p>
          </table:table-cell>
          <table:table-cell office:value-type="float" office:value="1.6664000000000002E-2" table:style-name="ce6">
            <text:p>0,016664</text:p>
          </table:table-cell>
          <table:table-cell office:value-type="float" office:value="2.4434237610000001E-3" table:formula="of:=[.B28]^2" table:style-name="ce7">
            <text:p>0,002443424</text:p>
          </table:table-cell>
          <table:table-cell office:value-type="float" office:value="2.7768889600000005E-4" table:formula="of:=[.C28]^2" table:style-name="ce7">
            <text:p>0,000277689</text:p>
          </table:table-cell>
          <table:table-cell table:number-columns-repeated="16379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float" office:value="0.18845000000000001" table:style-name="ce10">
            <text:p>0,18845</text:p>
          </table:table-cell>
          <table:table-cell office:value-type="float" office:value="8.4189999999999994E-3" table:style-name="ce10">
            <text:p>0,008419</text:p>
          </table:table-cell>
          <table:table-cell office:value-type="float" office:value="3.5513402499999999E-2" table:formula="of:=[.B29]^2" table:style-name="ce7">
            <text:p>0,035513403</text:p>
          </table:table-cell>
          <table:table-cell office:value-type="float" office:value="7.0879560999999991E-5" table:formula="of:=[.C29]^2" table:style-name="ce7">
            <text:p>7,08796E-05</text:p>
          </table:table-cell>
          <table:table-cell table:number-columns-repeated="16379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float" office:value="-0.15404599999999999" table:style-name="ce6">
            <text:p>-0,154046</text:p>
          </table:table-cell>
          <table:table-cell office:value-type="float" office:value="4.679E-3" table:style-name="ce6">
            <text:p>0,004679</text:p>
          </table:table-cell>
          <table:table-cell office:value-type="float" office:value="2.3730170115999996E-2" table:formula="of:=[.B30]^2" table:style-name="ce7">
            <text:p>0,02373017</text:p>
          </table:table-cell>
          <table:table-cell office:value-type="float" office:value="2.1893041000000001E-5" table:formula="of:=[.C30]^2" table:style-name="ce7">
            <text:p>2,1893E-05</text:p>
          </table:table-cell>
          <table:table-cell table:number-columns-repeated="16379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float" office:value="0.140319" table:style-name="ce10">
            <text:p>0,140319</text:p>
          </table:table-cell>
          <table:table-cell office:value-type="float" office:value="8.0990000000000003E-3" table:style-name="ce10">
            <text:p>0,008099</text:p>
          </table:table-cell>
          <table:table-cell office:value-type="float" office:value="1.9689421761000001E-2" table:formula="of:=[.B31]^2" table:style-name="ce7">
            <text:p>0,019689422</text:p>
          </table:table-cell>
          <table:table-cell office:value-type="float" office:value="6.5593801000000005E-5" table:formula="of:=[.C31]^2" table:style-name="ce7">
            <text:p>6,55938E-05</text:p>
          </table:table-cell>
          <table:table-cell table:number-columns-repeated="16379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float" office:value="7.3083999999999996E-2" table:style-name="ce6">
            <text:p>0,073084</text:p>
          </table:table-cell>
          <table:table-cell office:value-type="float" office:value="7.8410000000000007E-3" table:style-name="ce6">
            <text:p>0,007841</text:p>
          </table:table-cell>
          <table:table-cell office:value-type="float" office:value="5.3412710559999996E-3" table:formula="of:=[.B32]^2" table:style-name="ce7">
            <text:p>0,005341271</text:p>
          </table:table-cell>
          <table:table-cell office:value-type="float" office:value="6.1481281000000005E-5" table:formula="of:=[.C32]^2" table:style-name="ce7">
            <text:p>6,14813E-05</text:p>
          </table:table-cell>
          <table:table-cell table:number-columns-repeated="16379"/>
        </table:table-row>
        <table:table-row table:style-name="ro2">
          <table:table-cell office:value-type="float" office:value="2019" table:style-name="ce2">
            <text:p>2019</text:p>
          </table:table-cell>
          <table:table-cell office:value-type="float" office:value="0.111883" table:style-name="ce10">
            <text:p>0,111883</text:p>
          </table:table-cell>
          <table:table-cell office:value-type="float" office:value="1.302E-3" table:style-name="ce10">
            <text:p>0,001302</text:p>
          </table:table-cell>
          <table:table-cell office:value-type="float" office:value="1.2517805688999999E-2" table:formula="of:=[.B33]^2" table:style-name="ce7">
            <text:p>0,012517806</text:p>
          </table:table-cell>
          <table:table-cell office:value-type="float" office:value="1.695204E-6" table:formula="of:=[.C33]^2" table:style-name="ce7">
            <text:p>1,6952E-06</text:p>
          </table:table-cell>
          <table:table-cell table:number-columns-repeated="16379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float" office:value="0.16793" table:style-name="ce6">
            <text:p>0,16793</text:p>
          </table:table-cell>
          <table:table-cell office:value-type="float" office:value="-1.4530000000000001E-3" table:style-name="ce6">
            <text:p>-0,001453</text:p>
          </table:table-cell>
          <table:table-cell office:value-type="float" office:value="2.8200484899999999E-2" table:formula="of:=[.B34]^2" table:style-name="ce7">
            <text:p>0,028200485</text:p>
          </table:table-cell>
          <table:table-cell office:value-type="float" office:value="2.1112090000000003E-6" table:formula="of:=[.C34]^2" table:style-name="ce7">
            <text:p>2,11121E-06</text:p>
          </table:table-cell>
          <table:table-cell table:number-columns-repeated="16379"/>
        </table:table-row>
        <table:table-row table:style-name="ro2">
          <table:table-cell office:value-type="float" office:value="2021" table:style-name="ce2">
            <text:p>2021</text:p>
          </table:table-cell>
          <table:table-cell office:value-type="float" office:value="8.6087999999999998E-2" table:style-name="ce10">
            <text:p>0,086088</text:p>
          </table:table-cell>
          <table:table-cell office:value-type="float" office:value="7.3670000000000003E-3" table:style-name="ce10">
            <text:p>0,007367</text:p>
          </table:table-cell>
          <table:table-cell office:value-type="float" office:value="7.4111437439999999E-3" table:formula="of:=[.B35]^2" table:style-name="ce7">
            <text:p>0,007411144</text:p>
          </table:table-cell>
          <table:table-cell office:value-type="float" office:value="5.4272689000000003E-5" table:formula="of:=[.C35]^2" table:style-name="ce7">
            <text:p>5,42727E-05</text:p>
          </table:table-cell>
          <table:table-cell table:number-columns-repeated="16379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float" office:value="-3.4153999999999997E-2" table:style-name="ce10">
            <text:p>-0,034154</text:p>
          </table:table-cell>
          <table:table-cell office:value-type="float" office:value="1.7007999999999999E-2" table:style-name="ce10">
            <text:p>0,017008</text:p>
          </table:table-cell>
          <table:table-cell office:value-type="float" office:value="1.1664957159999998E-3" table:formula="of:=[.B36]^2" table:style-name="ce7">
            <text:p>0,001166496</text:p>
          </table:table-cell>
          <table:table-cell office:value-type="float" office:value="2.8927206399999994E-4" table:formula="of:=[.C36]^2" table:style-name="ce7">
            <text:p>0,000289272</text:p>
          </table:table-cell>
          <table:table-cell table:number-columns-repeated="16379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Admin</meta:initial-creator>
    <dc:creator>Edgar Kouajiep Kouega</dc:creator>
    <meta:creation-date>2023-08-18T23:17:53Z</meta:creation-date>
    <dc:date>2023-11-24T10:56:18Z</dc:date>
  </office:meta>
</office:document-meta>
</file>